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918cm" fo:min-width="3.66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1.03cm" fo:min-width="3.48cm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eb613d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3cm" fo:padding-top="0cm" fo:padding-bottom="0cm" fo:padding-left="0.1cm" fo:padding-right="0.1cm"/>
    </style:style>
    <style:style style:name="gr6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style:font-name="CMU Sans Serif" fo:font-size="22pt" style:font-size-asian="22pt" style:font-size-complex="2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style:font-name="CMU Sans Serif" fo:font-size="15pt" style:font-size-asian="15pt" style:font-size-complex="15pt"/>
    </style:style>
    <style:style style:name="P6" style:family="paragraph">
      <style:paragraph-properties fo:text-align="center"/>
      <style:text-properties style:font-name="CMU Sans Serif" fo:font-size="12pt" style:font-size-asian="12pt" style:font-size-complex="12pt"/>
    </style:style>
    <style:style style:name="P7" style:family="paragraph">
      <style:paragraph-properties fo:text-align="center"/>
      <style:text-properties style:font-name="CMU Sans Serif" fo:font-size="13pt" style:font-size-asian="13pt" style:font-size-complex="13pt"/>
    </style:style>
    <style:style style:name="T1" style:family="text">
      <style:text-properties style:font-name="CMU Sans Serif" fo:font-size="22pt" style:font-size-asian="22pt" style:font-size-complex="22pt"/>
    </style:style>
    <style:style style:name="T2" style:family="text">
      <style:text-properties style:font-name="CMU Sans Serif" fo:font-size="15pt" style:font-size-asian="15pt" style:font-size-complex="15pt"/>
    </style:style>
    <style:style style:name="T3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.5cm" svg:x="0.25cm" svg:y="0.2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cm" svg:height="1.3cm" svg:x="0.5cm" svg:y="1cm">
          <text:p text:style-name="P2"><text:span text:style-name="T1">asser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cm" svg:height="0.75cm" svg:x="0.5cm" svg:y="2.575cm">
          <text:p text:style-name="P4"><text:span text:style-name="T2">prove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cm" svg:height="0.75cm" svg:x="0.5cm" svg:y="3.575cm">
          <text:p text:style-name="P4"><text:span text:style-name="T2">publication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4cm" svg:height="0.488cm" svg:x="0.5cm" svg:y="0.293cm">
          <draw:text-box>
            <text:p text:style-name="P6"><text:span text:style-name="T3">nanopublication</text:span></text:p>
          </draw:text-box>
        </draw:frame>
        <draw:line draw:style-name="gr6" draw:text-style-name="P1" draw:layer="layout" svg:x1="2.5cm" svg:y1="2.575cm" svg:x2="2.5cm" svg:y2="2.1cm">
          <text:p/>
        </draw:line>
        <draw:line draw:style-name="gr6" draw:text-style-name="P1" draw:layer="layout" svg:x1="2.5cm" svg:y1="4.325cm" svg:x2="2.5cm" svg:y2="4.6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5-02-02T17:10:22.979354076</meta:creation-date>
    <dc:date>2015-02-02T17:21:26.513701024</dc:date>
    <dc:creator>Tobias Kuhn</dc:creator>
    <meta:editing-duration>PT11M3S</meta:editing-duration>
    <meta:editing-cycles>1</meta:editing-cycles>
    <meta:document-statistic meta:object-count="7"/>
    <meta:generator>LibreOffice/4.3.3.2$Linux_X86_64 LibreOffice_project/430m0$Build-2</meta:generator>
  </office:meta>
</office:document-meta>
</file>